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d569" officeooo:paragraph-rsid="0010d569"/>
    </style:style>
    <style:style style:name="P2" style:family="paragraph" style:parent-style-name="Standard">
      <style:text-properties officeooo:rsid="00124374" officeooo:paragraph-rsid="00124374"/>
    </style:style>
    <style:style style:name="P3" style:family="paragraph" style:parent-style-name="Standard">
      <style:text-properties fo:font-weight="bold" officeooo:rsid="00124374" officeooo:paragraph-rsid="00124374"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1243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24374"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fo:font-style="normal" style:font-style-asian="normal" style:font-style-complex="normal"/>
    </style:style>
    <style:style style:name="T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face:</text:p>
      <text:p text:style-name="P1"/>
      <text:p text:style-name="P1">Father Seraphim Rose is a man known and loved today all over Russia. Anyone in Russia who knows anything about his ancestral faith - Orthodox Christianity – knows Fr. Seraphim’s name. His books, the people there say, change lives.</text:p>
      <text:p text:style-name="P1">An American Orthodox convert who recently spent several months in Russia has written: “When I would meet Russians, invariably, after finding out I’m an American, they would excitedly ask: ‘Did you know Fr Seraphim Rose?’ It is a startling fact that almost everyone knows of him, even the children. They consider Fr Seraphim, his writings and the witness of his life in Christ, to be pivotal to the resurrection of Holy Russia in our days.”</text:p>
      <text:p text:style-name="P1">During the era when their religion was being mocked and undermined by an atheist state, Fr. Seraphim spoke openly to people in Russia against the spirit of international godlessness, making them unashamed of their ancient faith, giving them strength and courage to continue struggling. He spoke to their hearts and souls in a way that made sense out of their long decades of persecution, suffering, and purification. Recently a monk living in the ancinet Russian monastery of Valaam has said: “Without Fr. Seraphim Rose we’d all be dead.”<text:line-break/>Well over ten years ago, Fr. Seraphim’s works reached Russia from America, were translated, and were clandestinely distributed in typewritten manuscripts from one end of Russia to the other. Today, with the advent of more freedom,t hey are being published there openly in mass quantities in books and magazines, and are being talked about on television and radio. His books are available everywhere – even on book tables in the Metro (subway) and in kiosks on the street. It would probably be no exaggeration to say that he is Russia’s most popular contemporary Orthodox writer. Portraits of him are being painted; and in the newly reopened Optina Monastery, in the very room where the holy Elder Ambrose received such visitors as Dostoyevsky, Tolstoy, and Gogol, a photograph of him now stands.</text:p>
      <text:p text:style-name="P1">In other countries-especially those formerly dominated by Comunism – Fr. Seraphim is also widely loved, his works published and studied, and his name held in great reverence. Recently a monastic from Serbia has written: “The Athonite hesychast and instructor of prayer of the heart Bishop Amphilocius once said that Fr . Seraphim <text:s/>was granted the greatest gift that man can be granted on earth – the gift of spiritual discernment.</text:p>
      <text:p text:style-name="P1">Who was this man who, although known only to a small segment of people in the affluent, pluralistic West, has made such a tremendous impression on suffering Eastern Orthodox lands? Who was this penetrating spiritual philosopher who appears to have emerged out of some ancient Patericon? Who was this “desert-dwelling” monk whose name in Russia is now surrounded with legends about his remote life in the wilderness?</text:p>
      <text:p text:style-name="P1">The answer is that this man who came to be called Fr. Seraphim Rose was basically a simple, wholesome, and above all <text:span text:style-name="T1">honest</text:span><text:span text:style-name="T3"> American. He was raised in sunny southern California, a few hundred miles from Hollywood and Disneyland, by parents who had never even heard of Eastern Orthodoxy. His mother only wanted him to be successful; his father only wanted him to be happy.</text:span></text:p>
      <text:p text:style-name="P1"><text:span text:style-name="T3">The story of Fr. Seraphim Rose is not just the story of one individual; it is the story of what can occur in the conscience of the American soul, when God stirs there the strings of the American sense of righteousness.</text:span></text:p>
      <text:p text:style-name="P1"><text:span text:style-name="T3">Fr. Seraphim’s basic honesty enabled him to pierce the darkness of his times, not only for his fellow Americans, but for those in far-off, enslaved lands as well. At an early age, he rebelled against the superficiality of the modern American society: Against its worldliness, materialism, light-mindedness, and boring rationalism. As part of his rebellion he partook of the restlessness, despair, nihilism and lawlessness of the “angry young men” of his generation: the progressive intellectuals, bohemians and beatniks. His forthright, self-sacrifficing “American cowboy” character, however, pulled him back from the self-indulgent escapes which his peers were making. Even the “escape” into the exotic realm of Buddhist enlightenment left his soul empty and yearning.</text:span></text:p>
      <text:p text:style-name="P1"><text:span text:style-name="T3">It was then that God revealed </text:span><text:span text:style-name="T4">Himself to Fr. Seraphim’s sorrowing soul, and the conversion from modern American rebellion to ancient, apostolic Orthodoxy was begun. When he </text:span><text:span text:style-name="T2">did</text:span><text:span text:style-name="T4"> come to </text:span><text:soft-page-break/><text:span text:style-name="T4">Orthodoxy, he cut right through all the externals- all the worldliness and boring organizational mentality that was in the Church as well – to go right to the essence and heart of otherworldly Christianity. He has blazed the path for other honest, forthright American souls to follow, as they heed their own “American sense of righteousness.”</text:span></text:p>
      <text:p text:style-name="P2"><text:span text:style-name="T3">But there was another aspect of Fr. Seraphim, one that especially endeared him to the hearts of Orthodox Christians behind the Iron Curtain. As his monastic partner of many years has observed: “Fr. Seraphim was a man who knew how to suffer.” He knew the value of redemptive suffering, saw it manifested in the Christian martyrs and confessors of his own time, and consciously embraced it – not only outwardly through the hardships of his wilderness monastic life, but also inwardly, in the “pain of heart” that characterizes true Christian love. Before he had found the Truth, he had suffered for the lack of it; now having found it, he suffered for the sake of it.</text:span></text:p>
      <text:p text:style-name="P2"><text:span text:style-name="T3"/></text:p>
      <text:p text:style-name="P2"><text:span text:style-name="T3">The author of these lines was a spiritual son of Fr. Seraphim, having been returned to the love of Jesus Christ through him. I, too, had wanted something deeper than was offered by the superficial society – and superficial Christianity – around me; I, too, was influenced by the youthful rebellion of my times, and delved into the alternative path of Buddhism. Had Fr. Seraphim not shown me the only true way out – cutting away all obstacles of our Western consciousness with the flaming sword of his suffering for Truth – I might, like so many of my peers, still be living an aimless life of “quiet desperation.” Perhaps I would have just followed the spirit of the age and settled for a synthetic belief system that I could “feel comfortable with.”</text:span></text:p>
      <text:p text:style-name="P2"><text:span text:style-name="T3">As I stood beside Fr. Seraphim’s coffin in his simple monastery church, beholding the radiant, heavenly image of his face in repose, I shed tears of gratitude, thanking him “for giving me the Truth” – the pearl of great price, for which it is worth selling everything that is in the world. </text:span></text:p>
      <text:p text:style-name="P2"><text:span text:style-name="T3">As I write these lines a decade later, on the eve of the 10</text:span><text:span text:style-name="T6">th</text:span><text:span text:style-name="T3"> anniversary of his repose, I see the tremendous potential of what he accomplished in his all-too-brief life of 48 years. Mine is only one of the millions of lives that his has deeply touched.</text:span></text:p>
      <text:p text:style-name="P2"><text:span text:style-name="T3">I feel compelled to make his message known, to give back to others what he has given me. For just as Russia once brought the fullness of Truth – Orthodoxy – to America, so now is America, through Fr. Seraphim, bringing that Truth back whence it came. Through this man who was a pivot of the American conscience, modern America brings forth, out of its own soil, a fruit of ancient, mystical Christianity. It is a depth of Christianity that America as yet scarcely knows: formed in the silent heart of the catacombs, hidden from all earthly tumult and vanity, and by nature </text:span><text:span text:style-name="T1">not of this world.</text:span></text:p>
      <text:p text:style-name="P2"><text:span text:style-name="T1"/></text:p>
      <text:p text:style-name="P3"><text:span text:style-name="T1">Author’s Note</text:span></text:p>
      <text:p text:style-name="P3"><text:span text:style-name="T5"/></text:p>
      <text:p text:style-name="P3"><text:span text:style-name="T5">As a warrior of the mind and heart, Fr. Seraphim Rose was often called upon to stand in defense of the Truth when he saw it being attacked. The snares and pitfalls which he warred against still remain, waiting to trip up people and throw them off the way. We hope that this book will in some way help to save them from these perils.</text:span></text:p>
      <text:p text:style-name="P3"><text:span text:style-name="T5">Fr. Seraphim’s battles were not so much with individuals as with false concepts of Christianity, theology, and church life. Therefore, to mitigate the personal aspect of the battles, we have hidden the identities of the persons directly involved in them, with the exception of those who have since reposed. We have done the same with others whom we feel would rather not have their names mention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20:14:18.049000000</meta:creation-date>
    <dc:date>2021-05-04T20:43:29.330000000</dc:date>
    <meta:editing-duration>P0D</meta:editing-duration>
    <meta:editing-cycles>1</meta:editing-cycles>
    <meta:document-statistic meta:table-count="0" meta:image-count="0" meta:object-count="0" meta:page-count="2" meta:paragraph-count="18" meta:word-count="1352" meta:character-count="8033" meta:non-whitespace-character-count="6684"/>
    <meta:generator>LibreOffice/7.1.2.2$Windows_X86_64 LibreOffice_project/8a45595d069ef5570103caea1b71cc9d82b2aae4</meta:generator>
  </office:meta>
</office:document-meta>
</file>